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2025-01-1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2024-01-3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2023-01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2022-01-2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2020-01-0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2019-01-0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201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200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200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200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200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200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199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199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199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199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199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199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198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5707</text:p>
          </table:table-cell>
          <table:table-cell office:value-type="string" calcext:value-type="string">
            <text:p>Meeker MUD</text:p>
          </table:table-cell>
          <table:table-cell office:value-type="string" calcext:value-type="string">
            <text:p>198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